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5in" fo:padding-bottom="0.05in" fo:padding-left="0.1in" fo:padding-right="0.1in" draw:textarea-vertical-align="middle" draw:textarea-horizontal-align="center" draw:fill="solid" draw:fill-color="#8dd9cc" draw:opacity="100%" draw:stroke="solid" svg:stroke-width="0.01389in" svg:stroke-color="#8dd9c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middle" draw:textarea-horizontal-align="center" draw:fill="solid" draw:fill-color="#f4ffff" draw:opacity="100%" draw:stroke="solid" svg:stroke-width="0.01389in" svg:stroke-color="#fffaf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2" style:parent-style-name="Graphics">
      <style:graphic-properties draw:fill="none" draw:stroke="none"/>
    </style:style>
    <style:style style:family="graphic" style:name="a383" style:parent-style-name="Graphics">
      <style:graphic-properties draw:fill="none" draw:stroke="none"/>
    </style:style>
    <style:style style:family="graphic" style:name="a384" style:parent-style-name="Graphics">
      <style:graphic-properties draw:fill="none" draw:stroke="none"/>
    </style:style>
    <style:style style:family="graphic" style:name="a385" style:parent-style-name="Graphics">
      <style:graphic-properties draw:fill="none" draw:stroke="none"/>
    </style:style>
    <style:style style:family="text" style:name="a386">
      <style:text-properties fo:font-variant="normal" fo:text-transform="none" fo:color="#00a693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a693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57">
      <style:drawing-page-properties draw:fill="gradient" draw:fill-gradient-name="a356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72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middle" draw:textarea-horizontal-align="center" draw:fill="solid" draw:fill-color="#00a693" draw:opacity="100%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af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af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8dd9cc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8dd9cc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8dd9cc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fffaf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60">
      <style:graphic-properties fo:wrap-option="wrap" fo:padding-top="0.05in" fo:padding-bottom="0.05in" fo:padding-left="0.1in" fo:padding-right="0.1in" draw:textarea-vertical-align="middle" draw:textarea-horizontal-align="center" draw:fill="solid" draw:fill-color="#1b1b1b" draw:opacity="100%" draw:stroke="solid" svg:stroke-width="0.01389in" svg:stroke-color="#34343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ffaf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5in" fo:padding-bottom="0.05in" fo:padding-left="0.1in" fo:padding-right="0.1in" draw:textarea-vertical-align="middle" draw:textarea-horizontal-align="center" draw:fill="solid" draw:fill-color="#00a693" draw:opacity="100%" draw:stroke="solid" svg:stroke-width="0.01389in" svg:stroke-color="#00a693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357" draw:master-page-name="Master1-Layout1-title-Title-Slide" presentation:presentation-page-layout-name="Master1-PPL1" draw:id="Slide-256">
        <draw:custom-shape svg:x="0.47279in" svg:y="3.93583in" svg:width="2.44898in" svg:height="3.56417in" draw:id="id63" draw:style-name="a360" draw:name="Rectangle: Rounded Corners 3">
          <svg:title/>
          <svg:desc/>
          <text:p text:style-name="a359" text:class-names="" text:cond-style-name=""><text:span text:style-name="a35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288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80952in" svg:y="3.93583in" svg:width="2.44898in" svg:height="3.56417in" draw:id="id64" draw:style-name="a363" draw:name="Rectangle: Rounded Corners 4">
          <svg:title/>
          <svg:desc/>
          <text:p text:style-name="a362" text:class-names="" text:cond-style-name=""><text:span text:style-name="a361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27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14626in" svg:y="3.93583in" svg:width="2.44898in" svg:height="3.56417in" draw:id="id65" draw:style-name="a366" draw:name="Rectangle: Rounded Corners 5">
          <svg:title/>
          <svg:desc/>
          <text:p text:style-name="a365" text:class-names="" text:cond-style-name=""><text:span text:style-name="a364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234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0.48299in" svg:y="3.93583in" svg:width="2.44898in" svg:height="3.56417in" draw:id="id66" draw:style-name="a369" draw:name="Rectangle: Rounded Corners 6">
          <svg:title/>
          <svg:desc/>
          <text:p text:style-name="a368" text:class-names="" text:cond-style-name=""><text:span text:style-name="a367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216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width="13.33924in" svg:height="0.81903in" draw:id="id67" draw:style-name="a373" draw:transform="translate(-6.66962in -0.40951in) rotate(-3.14159) translate(6.66962in 3.0817in)" draw:name="Rectangle 7">
          <svg:title/>
          <svg:desc/>
          <text:p text:style-name="a371" text:class-names="" text:cond-style-name=""><text:span text:style-name="a3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26316in" svg:y="0.15793in" svg:width="4.80702in" svg:height="1.70175in" draw:id="id68" draw:style-name="a376" draw:name="Rectangle: Rounded Corners 8">
          <svg:title/>
          <svg:desc/>
          <text:p text:style-name="a375" text:class-names="" text:cond-style-name=""><text:span text:style-name="a374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2487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69" draw:style-name="a381" draw:name="TextBox 9" svg:x="5.78303in" svg:y="0.27889in" svg:width="4.03509in" svg:height="1.44733in">
          <draw:text-box>
            <text:p text:style-name="a380" text:class-names="" text:cond-style-name=""><text:span text:style-name="a377" text:class-names="">CV</text:span><text:span text:style-name="a378" text:class-names=""><text:tab/></text:span><text:span text:style-name="a379" text:class-names=""/></text:p>
          </draw:text-box>
          <svg:title/>
          <svg:desc/>
        </draw:frame>
        <draw:frame draw:id="id70" draw:style-name="a382" draw:name="Picture 11" svg:x="0.99368in" svg:y="4.08576in" svg:width="1.40719in" svg:height="1.40719in" style:rel-width="scale" style:rel-height="scale">
          <draw:image xlink:href="media/image1.png" xlink:type="simple" xlink:show="embed" xlink:actuate="onLoad"/>
          <svg:title/>
          <svg:desc>A red and black logo

Description automatically generated with low confidence</svg:desc>
        </draw:frame>
        <draw:frame draw:id="id71" draw:style-name="a383" draw:name="Picture 12" svg:x="7.67877in" svg:y="4.13727in" svg:width="1.40719in" svg:height="1.40719in" style:rel-width="scale" style:rel-height="scale">
          <draw:image xlink:href="media/image1.png" xlink:type="simple" xlink:show="embed" xlink:actuate="onLoad"/>
          <svg:title/>
          <svg:desc>A red and black logo

Description automatically generated with low confidence</svg:desc>
        </draw:frame>
        <draw:frame draw:id="id72" draw:style-name="a384" draw:name="Picture 13" svg:x="4.33042in" svg:y="4.08576in" svg:width="1.40719in" svg:height="1.40719in" style:rel-width="scale" style:rel-height="scale">
          <draw:image xlink:href="media/image1.png" xlink:type="simple" xlink:show="embed" xlink:actuate="onLoad"/>
          <svg:title/>
          <svg:desc>A red and black logo

Description automatically generated with low confidence</svg:desc>
        </draw:frame>
        <draw:frame draw:id="id73" draw:style-name="a385" draw:name="Picture 14" svg:x="11.00389in" svg:y="4.08576in" svg:width="1.40719in" svg:height="1.40719in" style:rel-width="scale" style:rel-height="scale">
          <draw:image xlink:href="media/image1.png" xlink:type="simple" xlink:show="embed" xlink:actuate="onLoad"/>
          <svg:title/>
          <svg:desc>A red and black logo

Description automatically generated with low confidence</svg:desc>
        </draw:frame>
        <draw:frame draw:id="id74" draw:style-name="a389" draw:name="TextBox 15" svg:x="0.99368in" svg:y="5.71792in" svg:width="1.72037in" svg:height="1.00977in">
          <draw:text-box>
            <text:p text:style-name="a388" text:class-names="" text:cond-style-name=""><text:span text:style-name="a386" text:class-names="">HI IAM MOHAMMAD ABRIKAWI</text:span><text:span text:style-name="a387" text:class-names=""/></text:p>
          </draw:text-box>
          <svg:title/>
          <svg:desc/>
        </draw:frame>
        <draw:frame draw:id="id75" draw:style-name="a395" draw:name="TextBox 16" svg:x="4.42257in" svg:y="5.71792in" svg:width="1.51987in" svg:height="1.00977in">
          <draw:text-box>
            <text:p text:style-name="a391" text:class-names="" text:cond-style-name=""><text:span text:style-name="a390" text:class-names="">HI IAM ABOU<text:s text:c="1"/></text:span></text:p>
            <text:p text:style-name="a394" text:class-names="" text:cond-style-name=""><text:span text:style-name="a392" text:class-names="">GHANDI</text:span><text:span text:style-name="a393" text:class-names=""/></text:p>
          </draw:text-box>
          <svg:title/>
          <svg:desc/>
        </draw:frame>
        <draw:frame draw:id="id76" draw:style-name="a403" draw:name="TextBox 17" svg:x="7.67877in" svg:y="5.87755in" svg:width="1.61714in" svg:height="1.00977in">
          <draw:text-box>
            <text:p text:style-name="a397" text:class-names="" text:cond-style-name=""><text:span text:style-name="a396" text:class-names="">HI IAM<text:s text:c="1"/></text:span></text:p>
            <text:p text:style-name="a399" text:class-names="" text:cond-style-name=""><text:span text:style-name="a398" text:class-names="">KING</text:span></text:p>
            <text:p text:style-name="a402" text:class-names="" text:cond-style-name=""><text:span text:style-name="a400" text:class-names="">GHAITH</text:span><text:span text:style-name="a401" text:class-names=""/></text:p>
          </draw:text-box>
          <svg:title/>
          <svg:desc/>
        </draw:frame>
        <draw:frame draw:id="id77" draw:style-name="a409" draw:name="TextBox 18" svg:x="10.9084in" svg:y="5.71791in" svg:width="1.66567in" svg:height="1.00977in">
          <draw:text-box>
            <text:p text:style-name="a405" text:class-names="" text:cond-style-name=""><text:span text:style-name="a404" text:class-names="">HI IAM<text:s text:c="1"/></text:span></text:p>
            <text:p text:style-name="a408" text:class-names="" text:cond-style-name=""><text:span text:style-name="a406" text:class-names="">MOHAMMAD TAREQ</text:span><text:span text:style-name="a40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72" draw:style="radial" draw:cx="0%" draw:cy="100%" draw:start-color="#343434" draw:end-color="#1b1b1b" draw:start-intensity="100%" draw:end-intensity="100%"/>
    <draw:gradient draw:name="a356" draw:style="radial" draw:cx="0%" draw:cy="100%" draw:start-color="#343434" draw:end-color="#1b1b1b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1-12-2021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1-12-2021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1-12-2021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1-12-2021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1-12-2021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1-12-2021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1-12-2021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1-12-2021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1-12-2021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1-12-2021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1-12-2021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1-12-2021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Ghaith</meta:initial-creator>
    <dc:creator>Ghaith</dc:creator>
    <meta:creation-date>2021-12-15T10:25:20Z</meta:creation-date>
    <dc:date>2021-12-21T11:36:48Z</dc:date>
    <meta:editing-cycles>2</meta:editing-cycles>
    <meta:editing-duration>PT4950S</meta:editing-duration>
    <meta:document-statistic meta:paragraph-count="9" meta:word-count="18"/>
  </office:meta>
</office:document-meta>
</file>